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fo:min-height="0cm" fo:min-width="0cm" fo:wrap-option="no-wrap"/>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marker-start="Arrow" draw:marker-start-width="0.3cm" draw:marker-end="Arrow" draw:marker-end-width="0.3cm" draw:fill="solid" draw:fill-color="#ffffff" draw:textarea-horizontal-align="center" draw:textarea-vertical-align="middle"/>
    </style:style>
    <style:style style:name="gr6" style:family="graphic" style:parent-style-name="objectwithoutfill">
      <style:graphic-properties draw:marker-start="Arrow" draw:marker-start-width="0.3cm" draw:marker-end="Arrow" draw:marker-end-width="0.3cm" draw:fill="none" draw:textarea-horizontal-align="center" draw:textarea-vertical-align="middle"/>
    </style:style>
    <style:style style:name="P1" style:family="paragraph">
      <style:paragraph-properties fo:text-align="center"/>
      <style:text-properties fo:font-size="16pt" style:font-size-asian="16pt" style:font-size-complex="16pt"/>
    </style:style>
    <style:style style:name="P2" style:family="paragraph">
      <style:paragraph-properties fo:text-align="center"/>
    </style:style>
    <style:style style:name="P3" style:family="paragraph">
      <style:paragraph-properties fo:text-align="center"/>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xml:id="id1" draw:id="id1" draw:layer="layout" svg:width="13.97cm" svg:height="1.27cm" svg:x="3.54cm" svg:y="18.145cm">
          <draw:glue-point draw:id="8" svg:x="-2.727cm" svg:y="-5cm"/>
          <draw:glue-point draw:id="9" svg:x="2.727cm" svg:y="-5cm"/>
          <draw:glue-point draw:id="10" svg:x="2.727cm" svg:y="5cm"/>
          <draw:glue-point draw:id="11" svg:x="-2.272cm" svg:y="5cm"/>
          <text:p text:style-name="P1"><text:span text:style-name="T1">PhoneGap</text:span></text:p>
          <draw:enhanced-geometry svg:viewBox="0 0 21600 21600" draw:glue-points="10800 0 0 10800 10800 21600 21600 10800" draw:type="flowchart-process" draw:enhanced-path="M 0 0 L 21600 0 21600 21600 0 21600 0 0 Z N"/>
        </draw:custom-shape>
        <draw:custom-shape draw:style-name="gr1" draw:text-style-name="P1" xml:id="id3" draw:id="id3" draw:layer="layout" svg:width="6.35cm" svg:height="1.27cm" svg:x="3.54cm" svg:y="15.605cm">
          <text:p text:style-name="P1"><text:span text:style-name="T1">Jquery / jQuery Mobile</text:span></text:p>
          <draw:enhanced-geometry svg:viewBox="0 0 21600 21600" draw:glue-points="10800 0 0 10800 10800 21600 21600 10800" draw:mirror-horizontal="false" draw:mirror-vertical="false" draw:type="flowchart-process" draw:enhanced-path="M 0 0 L 21600 0 21600 21600 0 21600 0 0 Z N"/>
        </draw:custom-shape>
        <draw:g>
          <draw:custom-shape draw:style-name="gr2" draw:text-style-name="P2" xml:id="id4" draw:id="id4" draw:layer="layout" svg:width="13.97cm" svg:height="6.35cm" svg:x="3.54cm" svg:y="7.985cm">
            <draw:glue-point draw:id="8" svg:x="-2.727cm" svg:y="5cm"/>
            <draw:glue-point draw:id="9" svg:x="2.727cm" svg:y="5cm"/>
            <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08cm" svg:height="1.27cm" svg:x="3.54cm" svg:y="6.715cm">
            <text:p text:style-name="P1"><text:span text:style-name="T1">Artsdatabanken</text:span></text:p>
            <draw:enhanced-geometry svg:viewBox="0 0 21600 21600" draw:glue-points="10800 0 0 10800 10800 21600 21600 10800" draw:text-areas="0 4300 21600 21600" draw:type="flowchart-card" draw:enhanced-path="M 4300 0 L 21600 0 21600 21600 0 21600 0 4300 4300 0 Z N"/>
          </draw:custom-shape>
        </draw:g>
        <draw:g>
          <draw:custom-shape draw:style-name="gr1" draw:text-style-name="P3" draw:layer="layout" svg:width="3.175cm" svg:height="0.635cm" svg:x="4.175cm" svg:y="10.525cm">
            <text:p text:style-name="P2"><text:span text:style-name="T2">HTML</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175cm" svg:height="0.635cm" svg:x="4.175cm" svg:y="11.16cm">
            <text:p text:style-name="P2"><text:span text:style-name="T2">Logic</text:span></text:p>
            <draw:enhanced-geometry svg:viewBox="0 0 21600 21600" draw:type="rectangle" draw:enhanced-path="M 0 0 L 21600 0 21600 21600 0 21600 0 0 Z N"/>
          </draw:custom-shape>
          <draw:custom-shape draw:style-name="gr1" draw:text-style-name="P3" draw:layer="layout" svg:width="3.175cm" svg:height="0.635cm" svg:x="4.175cm" svg:y="11.795cm">
            <text:p text:style-name="P2"><text:span text:style-name="T2">DAO</text:span></text:p>
            <draw:enhanced-geometry svg:viewBox="0 0 21600 21600" draw:type="rectangle" draw:enhanced-path="M 0 0 L 21600 0 21600 21600 0 21600 0 0 Z N"/>
          </draw:custom-shape>
          <draw:custom-shape draw:style-name="gr1" draw:text-style-name="P3" draw:layer="layout" svg:width="2.54cm" svg:height="0.635cm" svg:x="4.175cm" svg:y="9.89cm">
            <text:p text:style-name="P2"><text:span text:style-name="T2">Autocomplete</text:span></text:p>
            <draw:enhanced-geometry svg:viewBox="0 0 21600 21600" draw:glue-points="10800 0 0 10800 10800 21600 21600 10800" draw:text-areas="0 4300 21600 21600" draw:type="flowchart-card" draw:enhanced-path="M 4300 0 L 21600 0 21600 21600 0 21600 0 4300 4300 0 Z N"/>
          </draw:custom-shape>
        </draw:g>
        <draw:g>
          <draw:custom-shape draw:style-name="gr1" draw:text-style-name="P3" draw:layer="layout" svg:width="3.175cm" svg:height="0.635cm" svg:x="8.62cm" svg:y="11.795cm">
            <text:p text:style-name="P2"><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2.54cm" svg:height="0.635cm" svg:x="8.62cm" svg:y="11.16cm">
            <text:p text:style-name="P2"><text:span text:style-name="T2">..module..</text:span></text:p>
            <draw:enhanced-geometry svg:viewBox="0 0 21600 21600" draw:glue-points="10800 0 0 10800 10800 21600 21600 10800" draw:text-areas="0 4300 21600 21600" draw:type="flowchart-card" draw:enhanced-path="M 4300 0 L 21600 0 21600 21600 0 21600 0 4300 4300 0 Z N"/>
          </draw:custom-shape>
        </draw:g>
        <draw:custom-shape draw:style-name="gr3" draw:text-style-name="P3" xml:id="id5" draw:id="id5" draw:layer="layout" svg:width="4.35cm" svg:height="3.175cm" svg:x="12.187cm" svg:y="20.685cm">
          <text:p text:style-name="P3">Artsdatabanken,</text:p>
          <text:p text:style-name="P3"><text:s/>local filesyste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xml:id="id2" draw:id="id2" draw:layer="layout" svg:width="6.985cm" svg:height="3.175cm" svg:x="3.878cm" svg:y="20.685cm">
          <text:p text:style-name="P1"><text:span text:style-name="T1">Native Phone</text:span></text:p>
          <text:p text:style-name="P1"><text:span text:style-name="T1">iOS / Androi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2" draw:layer="layout" draw:type="line" svg:x1="7.352cm" svg:y1="19.415cm" svg:x2="7.37cm" svg:y2="20.685cm" draw:start-shape="id1" draw:start-glue-point="11" draw:end-shape="id2" draw:end-glue-point="0" svg:d="m7352 19415 18 1270">
          <text:p/>
        </draw:connector>
        <draw:connector draw:style-name="gr5" draw:text-style-name="P2" draw:layer="layout" draw:type="line" svg:x1="6.715cm" svg:y1="16.875cm" svg:x2="6.716cm" svg:y2="18.145cm" draw:start-shape="id3" draw:start-glue-point="6" draw:end-shape="id1" draw:end-glue-point="8" svg:d="m6715 16875 1 1270">
          <text:p/>
        </draw:connector>
        <draw:connector draw:style-name="gr5" draw:text-style-name="P2" draw:layer="layout" draw:type="line" svg:x1="6.716cm" svg:y1="14.335cm" svg:x2="6.715cm" svg:y2="15.605cm" draw:start-shape="id4" draw:start-glue-point="8" draw:end-shape="id3" draw:end-glue-point="4" svg:d="m6716 14335-1 1270">
          <text:p/>
        </draw:connector>
        <draw:connector draw:style-name="gr5" draw:text-style-name="P2" draw:layer="layout" draw:type="line" svg:x1="14.334cm" svg:y1="14.335cm" svg:x2="14.334cm" svg:y2="18.145cm" draw:start-shape="id4" draw:start-glue-point="9" draw:end-shape="id1" draw:end-glue-point="9" svg:d="m14334 14335v3810">
          <text:p/>
        </draw:connector>
        <draw:connector draw:style-name="gr6" draw:text-style-name="P2" draw:layer="layout" draw:type="line" svg:x1="14.334cm" svg:y1="19.415cm" svg:x2="14.362cm" svg:y2="20.685cm" draw:start-shape="id1" draw:start-glue-point="10" draw:end-shape="id5" draw:end-glue-point="0" svg:d="m14334 19415 28 1270">
          <text:p/>
        </draw:connector>
        <draw:g>
          <draw:custom-shape draw:style-name="gr1" draw:text-style-name="P3" draw:layer="layout" svg:width="3.175cm" svg:height="0.635cm" svg:x="13.065cm" svg:y="10.525cm">
            <text:p text:style-name="P2"><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2.54cm" svg:height="0.635cm" svg:x="13.065cm" svg:y="9.89cm">
            <text:p text:style-name="P2"><text:span text:style-name="T2">..module..</text:span></text:p>
            <draw:enhanced-geometry svg:viewBox="0 0 21600 21600" draw:glue-points="10800 0 0 10800 10800 21600 21600 10800" draw:text-areas="0 4300 21600 21600" draw:type="flowchart-card" draw:enhanced-path="M 4300 0 L 21600 0 21600 21600 0 21600 0 4300 4300 0 Z N"/>
          </draw:custom-shape>
        </draw:g>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Skomedal</meta:initial-creator>
    <meta:creation-date>2011-09-22T11:52:07</meta:creation-date>
    <dc:date>2011-09-22T12:28:02</dc:date>
    <dc:creator>Stian Liknes</dc:creator>
    <meta:editing-duration>PT19M10S</meta:editing-duration>
    <meta:editing-cycles>5</meta:editing-cycles>
    <meta:generator>LibreOffice/3.4$Unix LibreOffice_project/340m1$Build-302</meta:generator>
    <meta:document-statistic meta:object-count="23"/>
  </office:meta>
</office:document-meta>
</file>